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</office:font-face-decls>
  <office:automatic-styles>
    <style:style style:name="Tabla2" style:family="table">
      <style:table-properties style:width="10.76cm" fo:margin-left="2.409cm" fo:margin-top="0cm" fo:margin-bottom="0cm" table:align="left" style:writing-mode="lr-tb"/>
    </style:style>
    <style:style style:name="Tabla2.A" style:family="table-column">
      <style:table-column-properties style:column-width="3.099cm"/>
    </style:style>
    <style:style style:name="Tabla2.B" style:family="table-column">
      <style:table-column-properties style:column-width="4.99cm"/>
    </style:style>
    <style:style style:name="Tabla2.C" style:family="table-column">
      <style:table-column-properties style:column-width="2.671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800080" fo:padding="0.101cm" fo:border-left="none" fo:border-right="none" fo:border-top="1pt solid #000000" fo:border-bottom="0.5pt solid #000000" style:writing-mode="lr-tb">
        <style:background-image/>
      </style:table-cell-properties>
    </style:style>
    <style:style style:name="Tabla2.A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a2.B2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a2.C2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Tabla2.A3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a2.B3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a2.C3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Tabla2.A4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a2.B4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a2.C4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Tabla2.A5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a2.B5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a2.C5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Tabla2.A6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a2.B6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a2.C6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Tabla2.A7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a2.B7" style:family="table-cell">
      <style:table-cell-properties style:vertical-align="middle" fo:padding="0.101cm" fo:border-left="0.5pt solid #000000" fo:border-right="none" fo:border-top="none" fo:border-bottom="0.5pt solid #000000" style:writing-mode="lr-tb"/>
    </style:style>
    <style:style style:name="Tabla2.C7" style:family="table-cell">
      <style:table-cell-properties style:vertical-align="middle" fo:padding="0.101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text-align="justify" style:justify-single-word="false">
        <style:tab-stops>
          <style:tab-stop style:position="0.503cm"/>
          <style:tab-stop style:position="11.906cm"/>
        </style:tab-stops>
      </style:paragraph-properties>
    </style:style>
    <style:style style:name="P2" style:family="paragraph" style:parent-style-name="Standard">
      <style:paragraph-properties fo:line-height="150%">
        <style:tab-stops>
          <style:tab-stop style:position="0.141cm"/>
        </style:tab-stops>
      </style:paragraph-properties>
      <style:text-properties style:font-name="Arial" fo:font-size="11pt" style:font-size-asian="11pt" style:font-size-complex="11pt"/>
    </style:style>
    <style:style style:name="P3" style:family="paragraph" style:parent-style-name="Standard">
      <style:paragraph-properties fo:line-height="150%">
        <style:tab-stops>
          <style:tab-stop style:position="0.141cm"/>
        </style:tab-stops>
      </style:paragraph-properties>
      <style:text-properties style:font-name="Arial" fo:font-size="11pt" officeooo:paragraph-rsid="001e8e8f" style:font-size-asian="11pt" style:font-size-complex="11pt"/>
    </style:style>
    <style:style style:name="P4" style:family="paragraph" style:parent-style-name="Standard">
      <style:paragraph-properties fo:line-height="200%" fo:text-align="center" style:justify-single-word="false" style:snap-to-layout-grid="false"/>
      <style:text-properties style:font-name="Arial" fo:font-size="11pt" officeooo:paragraph-rsid="001e8e8f" style:font-size-asian="11pt" style:font-name-complex="Bookman Old Style" style:font-size-complex="11pt"/>
    </style:style>
    <style:style style:name="P5" style:family="paragraph" style:parent-style-name="Standard">
      <style:text-properties fo:font-size="15pt" style:font-size-asian="15pt" style:font-size-complex="15pt"/>
    </style:style>
    <style:style style:name="P6" style:family="paragraph" style:parent-style-name="Standard">
      <style:paragraph-properties fo:line-height="200%" fo:text-align="center" style:justify-single-word="false" style:snap-to-layout-grid="false"/>
      <style:text-properties fo:color="#ffffff" loext:opacity="100%" style:font-name="Arial" fo:font-size="11pt" officeooo:paragraph-rsid="001e8e8f" style:font-size-asian="11pt" style:font-name-complex="Bookman Old Style" style:font-size-complex="11pt"/>
    </style:style>
    <style:style style:name="P7" style:family="paragraph" style:parent-style-name="Standard" style:list-style-name="L1">
      <style:paragraph-properties fo:margin-left="0.605cm" fo:margin-right="0cm" fo:line-height="150%" fo:text-indent="-0.624cm" style:auto-text-indent="false">
        <style:tab-stops>
          <style:tab-stop style:position="0.222cm"/>
        </style:tab-stops>
      </style:paragraph-properties>
      <style:text-properties style:font-name="Arial" fo:font-size="11pt" style:font-size-asian="11pt" style:font-size-complex="11pt"/>
    </style:style>
    <style:style style:name="P8" style:family="paragraph" style:parent-style-name="Standard" style:list-style-name="L1">
      <style:paragraph-properties fo:margin-left="1.337cm" fo:margin-right="0cm" fo:line-height="150%" fo:text-indent="-0.612cm" style:auto-text-indent="false">
        <style:tab-stops>
          <style:tab-stop style:position="0.222cm"/>
        </style:tab-stops>
      </style:paragraph-properties>
      <style:text-properties style:font-name="Arial" fo:font-size="11pt" officeooo:paragraph-rsid="001f1d46" style:font-size-asian="11pt" style:font-size-complex="11pt"/>
    </style:style>
    <style:style style:name="P9" style:family="paragraph" style:parent-style-name="Standard" style:list-style-name="L2">
      <style:paragraph-properties fo:margin-left="1.734cm" fo:margin-right="0cm" fo:line-height="150%" fo:text-indent="-0.624cm" style:auto-text-indent="false">
        <style:tab-stops>
          <style:tab-stop style:position="0.222cm"/>
        </style:tab-stops>
      </style:paragraph-properties>
      <style:text-properties style:font-name="Arial" fo:font-size="11pt" officeooo:paragraph-rsid="001e8e8f" style:font-size-asian="11pt" style:font-size-complex="11pt"/>
    </style:style>
    <style:style style:name="P10" style:family="paragraph" style:parent-style-name="Standard" style:list-style-name="L2">
      <style:paragraph-properties fo:margin-left="0.605cm" fo:margin-right="0cm" fo:line-height="150%" fo:text-indent="-0.624cm" style:auto-text-indent="false">
        <style:tab-stops>
          <style:tab-stop style:position="0.222cm"/>
        </style:tab-stops>
      </style:paragraph-properties>
      <style:text-properties style:font-name="Arial" fo:font-size="11pt" officeooo:paragraph-rsid="001e8e8f" style:font-size-asian="11pt" style:font-size-complex="11pt"/>
    </style:style>
    <style:style style:name="P11" style:family="paragraph" style:parent-style-name="Standard" style:list-style-name="L2">
      <style:paragraph-properties fo:margin-left="1.734cm" fo:margin-right="0cm" fo:line-height="150%" fo:text-indent="-0.624cm" style:auto-text-indent="false">
        <style:tab-stops>
          <style:tab-stop style:position="0.222cm"/>
        </style:tab-stops>
      </style:paragraph-properties>
      <style:text-properties style:font-name="Arial" fo:font-size="11pt" officeooo:paragraph-rsid="002434f8" style:font-size-asian="11pt" style:font-size-complex="11pt"/>
    </style:style>
    <style:style style:name="P12" style:family="paragraph" style:parent-style-name="Standard" style:list-style-name="L1">
      <style:paragraph-properties fo:line-height="150%">
        <style:tab-stops>
          <style:tab-stop style:position="0.141cm"/>
        </style:tab-stops>
      </style:paragraph-properties>
      <style:text-properties style:font-name="Arial" fo:font-size="11pt" style:font-size-asian="11pt" style:font-size-complex="11pt"/>
    </style:style>
    <style:style style:name="P13" style:family="paragraph" style:parent-style-name="Standard" style:list-style-name="L1">
      <style:paragraph-properties fo:line-height="150%">
        <style:tab-stops>
          <style:tab-stop style:position="0.141cm"/>
        </style:tab-stops>
      </style:paragraph-properties>
      <style:text-properties style:font-name="Arial" fo:font-size="11pt" officeooo:paragraph-rsid="001e3fcf" style:font-size-asian="11pt" style:font-size-complex="11pt"/>
    </style:style>
    <style:style style:name="P14" style:family="paragraph" style:parent-style-name="Standard" style:list-style-name="L1">
      <style:paragraph-properties fo:line-height="150%">
        <style:tab-stops>
          <style:tab-stop style:position="0.141cm"/>
        </style:tab-stops>
      </style:paragraph-properties>
      <style:text-properties style:font-name="Arial" fo:font-size="11pt" officeooo:paragraph-rsid="001af8a2" style:font-size-asian="11pt" style:font-size-complex="11pt"/>
    </style:style>
    <style:style style:name="P15" style:family="paragraph" style:parent-style-name="Standard" style:list-style-name="L1">
      <style:paragraph-properties fo:line-height="150%">
        <style:tab-stops>
          <style:tab-stop style:position="0.141cm"/>
        </style:tab-stops>
      </style:paragraph-properties>
      <style:text-properties style:font-name="Arial" fo:font-size="11pt" officeooo:paragraph-rsid="001c655c" style:font-size-asian="11pt" style:font-size-complex="11pt"/>
    </style:style>
    <style:style style:name="P16" style:family="paragraph" style:parent-style-name="Standard" style:list-style-name="L1">
      <style:paragraph-properties fo:line-height="150%">
        <style:tab-stops>
          <style:tab-stop style:position="0.141cm"/>
        </style:tab-stops>
      </style:paragraph-properties>
      <style:text-properties style:font-name="Arial" fo:font-size="11pt" officeooo:paragraph-rsid="002434f8" style:font-size-asian="11pt" style:font-size-complex="11pt"/>
    </style:style>
    <style:style style:name="P17" style:family="paragraph" style:parent-style-name="Standard" style:list-style-name="L2">
      <style:paragraph-properties fo:line-height="150%">
        <style:tab-stops>
          <style:tab-stop style:position="0.141cm"/>
        </style:tab-stops>
      </style:paragraph-properties>
      <style:text-properties style:font-name="Arial" fo:font-size="11pt" officeooo:paragraph-rsid="001e8e8f" style:font-size-asian="11pt" style:font-size-complex="11pt"/>
    </style:style>
    <style:style style:name="P18" style:family="paragraph" style:parent-style-name="Standard">
      <style:paragraph-properties fo:line-height="150%">
        <style:tab-stops>
          <style:tab-stop style:position="0.141cm"/>
        </style:tab-stops>
      </style:paragraph-properties>
      <style:text-properties style:font-name="Arial" fo:font-size="11pt" style:font-size-asian="11pt" style:font-size-complex="11pt"/>
    </style:style>
    <style:style style:name="P19" style:family="paragraph" style:parent-style-name="Standard" style:list-style-name="L1">
      <style:paragraph-properties fo:margin-left="0.605cm" fo:margin-right="0cm" fo:line-height="150%" fo:text-indent="-0.624cm" style:auto-text-indent="false">
        <style:tab-stops>
          <style:tab-stop style:position="0.222cm"/>
        </style:tab-stops>
      </style:paragraph-properties>
      <style:text-properties style:font-name="Arial" fo:font-size="11pt" officeooo:rsid="0020af29" officeooo:paragraph-rsid="0020af29" style:font-size-asian="11pt" style:font-size-complex="11pt"/>
    </style:style>
    <style:style style:name="P20" style:family="paragraph" style:parent-style-name="Standard" style:list-style-name="L2">
      <style:paragraph-properties fo:line-height="200%" fo:text-align="justify" style:justify-single-word="false"/>
      <style:text-properties style:font-name="Arial" fo:font-size="11pt" officeooo:paragraph-rsid="001e8e8f" style:font-size-asian="11pt" style:font-size-complex="11pt"/>
    </style:style>
    <style:style style:name="P21" style:family="paragraph" style:parent-style-name="Standard" style:list-style-name="L2">
      <style:paragraph-properties fo:margin-top="0.423cm" fo:margin-bottom="0cm" style:contextual-spacing="false" fo:line-height="200%" fo:text-align="justify" style:justify-single-word="false"/>
      <style:text-properties style:font-name="Arial" fo:font-size="11pt" officeooo:paragraph-rsid="001e8e8f" style:font-size-asian="11pt" style:font-size-complex="11pt"/>
    </style:style>
    <style:style style:name="P22" style:family="paragraph" style:parent-style-name="Standard" style:list-style-name="L2">
      <style:paragraph-properties fo:line-height="200%" fo:text-align="justify" style:justify-single-word="false">
        <style:tab-stops>
          <style:tab-stop style:position="0.222cm"/>
        </style:tab-stops>
      </style:paragraph-properties>
      <style:text-properties style:font-name="Arial" fo:font-size="11pt" officeooo:paragraph-rsid="001e8e8f" style:font-size-asian="11pt" style:font-size-complex="11pt"/>
    </style:style>
    <style:style style:name="P23" style:family="paragraph" style:parent-style-name="Standard" style:list-style-name="L2">
      <style:paragraph-properties fo:line-height="200%" fo:text-align="justify" style:justify-single-word="false">
        <style:tab-stops>
          <style:tab-stop style:position="0.141cm"/>
        </style:tab-stops>
      </style:paragraph-properties>
      <style:text-properties style:font-name="Arial" fo:font-size="11pt" officeooo:paragraph-rsid="001e8e8f" style:font-size-asian="11pt" style:font-size-complex="11pt"/>
    </style:style>
    <style:style style:name="P24" style:family="paragraph" style:parent-style-name="Standard" style:list-style-name="L2">
      <style:paragraph-properties fo:margin-left="0.328cm" fo:margin-right="0cm" fo:line-height="200%" fo:text-align="justify" style:justify-single-word="false" fo:text-indent="-0.353cm" style:auto-text-indent="false" fo:break-before="page">
        <style:tab-stops>
          <style:tab-stop style:position="0.353cm"/>
        </style:tab-stops>
      </style:paragraph-properties>
      <style:text-properties style:font-name="Arial" fo:font-size="11pt" officeooo:paragraph-rsid="001e8e8f" style:font-size-asian="11pt" style:font-name-complex="Bookman Old Style" style:font-size-complex="11pt"/>
    </style:style>
    <style:style style:name="P25" style:family="paragraph" style:parent-style-name="Standard" style:list-style-name="L2">
      <style:paragraph-properties fo:line-height="200%" fo:text-align="justify" style:justify-single-word="false"/>
      <style:text-properties style:font-name="Arial" fo:font-size="11pt" officeooo:paragraph-rsid="001e8e8f" style:font-size-asian="11pt" style:font-name-complex="Bookman Old Style" style:font-size-complex="11pt"/>
    </style:style>
    <style:style style:name="P26" style:family="paragraph" style:parent-style-name="Standard">
      <style:paragraph-properties fo:line-height="200%" fo:text-align="center" style:justify-single-word="false" style:snap-to-layout-grid="false"/>
      <style:text-properties style:font-name="Arial" fo:font-size="11pt" officeooo:rsid="002434f8" officeooo:paragraph-rsid="002434f8" style:font-size-asian="11pt" style:font-name-complex="Bookman Old Style" style:font-size-complex="11pt"/>
    </style:style>
    <style:style style:name="P27" style:family="paragraph" style:parent-style-name="Standard">
      <style:paragraph-properties fo:line-height="200%" fo:text-align="center" style:justify-single-word="false" style:snap-to-layout-grid="false"/>
      <style:text-properties style:font-name="Arial" fo:font-size="11pt" officeooo:rsid="0024a375" officeooo:paragraph-rsid="0024a375" style:font-size-asian="11pt" style:font-name-complex="Bookman Old Style" style:font-size-complex="11pt"/>
    </style:style>
    <style:style style:name="P28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29" style:family="paragraph" style:parent-style-name="Standard" style:list-style-name="L2">
      <style:paragraph-properties fo:margin-left="0.605cm" fo:margin-right="0cm" fo:line-height="150%" fo:text-indent="-0.624cm" style:auto-text-indent="false">
        <style:tab-stops>
          <style:tab-stop style:position="0.222cm"/>
        </style:tab-stops>
      </style:paragraph-properties>
      <style:text-properties style:font-name="Arial" officeooo:paragraph-rsid="001e8e8f"/>
    </style:style>
    <style:style style:name="P30" style:family="paragraph" style:parent-style-name="Standard" style:list-style-name="L1">
      <style:paragraph-properties fo:margin-left="0.605cm" fo:margin-right="0cm" fo:line-height="150%" fo:text-indent="-0.624cm" style:auto-text-indent="false">
        <style:tab-stops>
          <style:tab-stop style:position="0.222cm"/>
        </style:tab-stops>
      </style:paragraph-properties>
      <style:text-properties fo:font-size="11pt" officeooo:paragraph-rsid="000f2765" style:font-size-asian="11pt" style:font-size-complex="11pt"/>
    </style:style>
    <style:style style:name="P31" style:family="paragraph" style:parent-style-name="Standard" style:list-style-name="L2">
      <style:paragraph-properties fo:line-height="150%">
        <style:tab-stops>
          <style:tab-stop style:position="0.141cm"/>
        </style:tab-stops>
      </style:paragraph-properties>
      <style:text-properties fo:font-size="11pt" officeooo:paragraph-rsid="001e8e8f" style:font-size-asian="11pt" style:font-size-complex="11pt"/>
    </style:style>
    <style:style style:name="P32" style:family="paragraph" style:parent-style-name="Standard" style:list-style-name="L2">
      <style:paragraph-properties fo:line-height="200%" fo:text-align="justify" style:justify-single-word="false">
        <style:tab-stops>
          <style:tab-stop style:position="0.222cm"/>
        </style:tab-stops>
      </style:paragraph-properties>
      <style:text-properties fo:font-size="11pt" officeooo:paragraph-rsid="001e8e8f" style:font-size-asian="11pt" style:font-size-complex="11pt"/>
    </style:style>
    <style:style style:name="P33" style:family="paragraph" style:parent-style-name="Standard" style:list-style-name="L2">
      <style:paragraph-properties fo:line-height="200%" fo:text-align="justify" style:justify-single-word="false"/>
      <style:text-properties fo:font-size="11pt" officeooo:paragraph-rsid="001e8e8f" style:font-size-asian="11pt" style:font-size-complex="11pt"/>
    </style:style>
    <style:style style:name="P34" style:family="paragraph" style:parent-style-name="Standard" style:list-style-name="L2">
      <style:paragraph-properties fo:line-height="200%" fo:text-align="justify" style:justify-single-word="false"/>
      <style:text-properties officeooo:paragraph-rsid="001e8e8f"/>
    </style:style>
    <style:style style:name="T1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2" style:family="text">
      <style:text-properties fo:font-size="9pt" fo:font-style="italic" fo:font-weight="normal" officeooo:rsid="001e8e8f" style:font-size-asian="9pt" style:font-style-asian="italic" style:font-weight-asian="normal" style:font-size-complex="9pt" style:font-style-complex="italic" style:font-weight-complex="normal"/>
    </style:style>
    <style:style style:name="T3" style:family="text">
      <style:text-properties style:font-name="Arial"/>
    </style:style>
    <style:style style:name="T4" style:family="text"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5" style:family="text">
      <style:text-properties style:font-name="Arial" officeooo:rsid="000f2765"/>
    </style:style>
    <style:style style:name="T6" style:family="text">
      <style:text-properties style:font-name="Arial" fo:font-size="11pt" style:font-size-asian="11pt" style:font-name-complex="Bookman Old Style" style:font-size-complex="11pt"/>
    </style:style>
    <style:style style:name="T7" style:family="text">
      <style:text-properties style:font-name="Arial" style:font-name-complex="Bookman Old Style"/>
    </style:style>
    <style:style style:name="T8" style:family="text">
      <style:text-properties style:font-name="Arial" officeooo:rsid="002434f8" style:font-name-complex="Bookman Old Style"/>
    </style:style>
    <style:style style:name="T9" style:family="text">
      <style:text-properties style:font-name="Arial" officeooo:rsid="0024a375" style:font-name-complex="Bookman Old Style"/>
    </style:style>
    <style:style style:name="T10" style:family="text">
      <style:text-properties style:text-position="0% 100%"/>
    </style:style>
    <style:style style:name="T11" style:family="text">
      <style:text-properties style:text-position="0% 100%" style:font-name="Arial"/>
    </style:style>
    <style:style style:name="T12" style:family="text">
      <style:text-properties style:text-position="0% 100%" style:font-name="Arial" officeooo:rsid="002434f8"/>
    </style:style>
    <style:style style:name="T13" style:family="text">
      <style:text-properties style:text-position="0% 100%" style:font-name="Arial" officeooo:rsid="00251047"/>
    </style:style>
    <style:style style:name="T14" style:family="text">
      <style:text-properties style:text-position="0% 100%" officeooo:rsid="002434f8"/>
    </style:style>
    <style:style style:name="T15" style:family="text">
      <style:text-properties officeooo:rsid="000f2765"/>
    </style:style>
    <style:style style:name="T16" style:family="text">
      <style:text-properties fo:color="#0000cc" loext:opacity="100%"/>
    </style:style>
    <style:style style:name="T17" style:family="text">
      <style:text-properties officeooo:rsid="001a6356"/>
    </style:style>
    <style:style style:name="T18" style:family="text">
      <style:text-properties style:font-name-complex="Bookman Old Style"/>
    </style:style>
    <style:style style:name="T19" style:family="text">
      <style:text-properties officeooo:rsid="002434f8" style:font-name-complex="Bookman Old Style"/>
    </style:style>
    <style:style style:name="T20" style:family="text">
      <style:text-properties officeooo:rsid="0024a375" style:font-name-complex="Bookman Old Style"/>
    </style:style>
    <style:style style:name="T21" style:family="text">
      <style:text-properties officeooo:rsid="0026a880" style:font-name-complex="Bookman Old Style"/>
    </style:style>
    <style:style style:name="T22" style:family="text">
      <style:text-properties style:text-position="sub 58%"/>
    </style:style>
    <style:style style:name="T23" style:family="text">
      <style:text-properties style:text-position="sub 58%" style:font-name-complex="Bookman Old Style"/>
    </style:style>
    <style:style style:name="T24" style:family="text">
      <style:text-properties style:text-position="sub 58%" style:font-name="Arial"/>
    </style:style>
    <style:style style:name="T25" style:family="text">
      <style:text-properties style:text-position="sub 58%" style:font-name="Arial" fo:font-size="11pt" style:font-size-asian="11pt" style:font-name-complex="Bookman Old Style" style:font-size-complex="11pt"/>
    </style:style>
    <style:style style:name="T26" style:family="text">
      <style:text-properties style:text-position="sub 58%" style:font-name="Arial" style:font-name-complex="Bookman Old Style"/>
    </style:style>
    <style:style style:name="T27" style:family="text">
      <style:text-properties officeooo:rsid="000867b2"/>
    </style:style>
    <style:style style:name="T28" style:family="text">
      <style:text-properties officeooo:rsid="0020af29"/>
    </style:style>
    <style:style style:name="T29" style:family="text">
      <style:text-properties officeooo:rsid="00226c9b"/>
    </style:style>
    <style:style style:name="T30" style:family="text">
      <style:text-properties officeooo:rsid="0022dfd3"/>
    </style:style>
    <style:style style:name="T31" style:family="text">
      <style:text-properties officeooo:rsid="002434f8"/>
    </style:style>
    <style:style style:name="T32" style:family="text">
      <style:text-properties officeooo:rsid="0024a375"/>
    </style:style>
    <style:style style:name="T33" style:family="text">
      <style:text-properties officeooo:rsid="00251047"/>
    </style:style>
    <style:style style:name="T34" style:family="text">
      <style:text-properties officeooo:rsid="0026a880"/>
    </style:style>
    <text:list-style style:name="L1">
      <text:list-level-style-number text:level="1" text:style-name="Numbering_20_Symbols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 %2%)" style:num-prefix=" " style:num-suffix=")" style:num-format="a">
        <style:list-level-properties text:list-level-position-and-space-mode="label-alignment">
          <style:list-level-label-alignment text:label-followed-by="listtab" text:list-tab-stop-position="2.161cm" fo:text-indent="-0.635cm" fo:margin-left="1.905cm"/>
        </style:list-level-properties>
      </text:list-level-style-number>
      <text:list-level-style-bullet text:level="3" text:style-name="Bullet_20_Symbols" loext:num-list-format=" %3%" style:num-pre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 %2%)" style:num-prefix=" " style:num-suffix=")" style:num-format="a">
        <style:list-level-properties text:list-level-position-and-space-mode="label-alignment">
          <style:list-level-label-alignment text:label-followed-by="listtab" text:list-tab-stop-position="2.161cm" fo:text-indent="-0.635cm" fo:margin-left="1.905cm"/>
        </style:list-level-properties>
      </text:list-level-style-number>
      <text:list-level-style-bullet text:level="3" text:style-name="Bullet_20_Symbols" loext:num-list-format=" %3%" style:num-pre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span text:style-name="T29">Tarefa</text:span> 1.1.- Conversión entre sistemas de numeración</text:p>
      <text:p text:style-name="P5"/>
      <text:list xml:id="list1675755751" text:style-name="L1">
        <text:list-item>
          <text:p text:style-name="P7">Conv<text:span text:style-name="T15">e</text:span>rte do sistema decimal ao binario os seguintes números:</text:p>
          <text:list>
            <text:list-item>
              <text:p text:style-name="P12">32: 100000</text:p>
            </text:list-item>
            <text:list-item>
              <text:p text:style-name="P12">64: 100000<text:span text:style-name="T30">0</text:span></text:p>
            </text:list-item>
            <text:list-item>
              <text:p text:style-name="P12">96: 1<text:span text:style-name="T30">1</text:span>00000</text:p>
            </text:list-item>
            <text:list-item>
              <text:p text:style-name="P12">45: 101101</text:p>
            </text:list-item>
            <text:list-item>
              <text:p text:style-name="P12">127: 1111111 </text:p>
            </text:list-item>
            <text:list-item>
              <text:p text:style-name="P12">80: 1010000</text:p>
            </text:list-item>
            <text:list-item>
              <text:p text:style-name="P12">47: 101111</text:p>
            </text:list-item>
            <text:list-item>
              <text:p text:style-name="P12">512: 1000000000<text:span text:style-name="T16"> <text:s/></text:span></text:p>
            </text:list-item>
            <text:list-item>
              <text:p text:style-name="P12">65535: <text:s/><text:span text:style-name="T17"><text:s/>(2 bytes)</text:span></text:p>
            </text:list-item>
            <text:list-item>
              <text:p text:style-name="P12">141: 10001101</text:p>
            </text:list-item>
            <text:list-item>
              <text:p text:style-name="P12">19: 10011</text:p>
              <text:p text:style-name="P12"/>
            </text:list-item>
          </text:list>
        </text:list-item>
        <text:list-item>
          <text:p text:style-name="P7">Conv<text:span text:style-name="T15">e</text:span>rte agora do sistema binario ao decimal os seguintes números:</text:p>
          <text:list>
            <text:list-item>
              <text:p text:style-name="P12">1100: <text:span text:style-name="T30">12</text:span></text:p>
            </text:list-item>
            <text:list-item>
              <text:p text:style-name="P12">1011: <text:span text:style-name="T30">11</text:span></text:p>
            </text:list-item>
            <text:list-item>
              <text:p text:style-name="P12">11001011: 203 </text:p>
            </text:list-item>
            <text:list-item>
              <text:p text:style-name="P12">01100100: 100</text:p>
            </text:list-item>
            <text:list-item>
              <text:p text:style-name="P12">11111111: <text:span text:style-name="T17">255</text:span></text:p>
            </text:list-item>
            <text:list-item>
              <text:p text:style-name="P12">10000000: <text:span text:style-name="T30">128</text:span></text:p>
            </text:list-item>
            <text:list-item>
              <text:p text:style-name="P12">111011101110: 3822</text:p>
            </text:list-item>
            <text:list-item>
              <text:p text:style-name="P12">11111111 1111111: <text:span text:style-name="T30">255 127</text:span></text:p>
            </text:list-item>
            <text:list-item>
              <text:p text:style-name="P12">10101010: 170 </text:p>
            </text:list-item>
            <text:list-item>
              <text:p text:style-name="P12">11000000: <text:span text:style-name="T30">192</text:span></text:p>
              <text:p text:style-name="P12"/>
            </text:list-item>
          </text:list>
        </text:list-item>
        <text:list-item>
          <text:p text:style-name="P7">Conv<text:span text:style-name="T15">e</text:span>rte agora os seguintes <text:s/>números de hexadecimal a binario:</text:p>
          <text:list>
            <text:list-item>
              <text:p text:style-name="P12">AF: <text:s/><text:span text:style-name="T30">10101111</text:span></text:p>
            </text:list-item>
            <text:list-item>
              <text:p text:style-name="P12">F1: <text:span text:style-name="T30">11110001</text:span></text:p>
            </text:list-item>
            <text:list-item>
              <text:p text:style-name="P12">FFAA: <text:span text:style-name="T30">1111111110101010</text:span></text:p>
            </text:list-item>
            <text:list-item>
              <text:p text:style-name="P12">FAD1: <text:span text:style-name="T30">1111101011000001</text:span></text:p>
            </text:list-item>
            <text:list-item>
              <text:p text:style-name="P13">1000: <text:span text:style-name="T30">0001000000000000</text:span></text:p>
            </text:list-item>
            <text:list-item>
              <text:p text:style-name="P13">AFF2: <text:span text:style-name="T30">1010111111110010</text:span>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1322423570688" text:continue-numbering="true" text:style-name="L1">
        <text:list-item>
          <text:p text:style-name="P30"><text:soft-page-break/><text:span text:style-name="T3">As direccións IP</text:span><text:span text:style-name="T11">v4</text:span><text:span text:style-name="T3"> son unha numeración empregadas para diferenciar os distintos equipos. Están formadas por 4 bytes separados por puntos. </text:span><text:span text:style-name="T5"><text:s/>Converte</text:span><text:span text:style-name="T3"> as seguintes direccións IP's válidas a binario (terás 4 bytes en binario separados por puntos):</text:span></text:p>
          <text:p text:style-name="P7"/>
          <text:list>
            <text:list-item>
              <text:p text:style-name="P12">193.164.75.8: <text:span text:style-name="T30">11000001.10100100.1001011.</text:span><text:span text:style-name="T31">00001000</text:span></text:p>
            </text:list-item>
            <text:list-item>
              <text:p text:style-name="P12">192.168.1.3: <text:span text:style-name="T30">11000000.10101000.</text:span><text:span text:style-name="T31">00000001.00000011</text:span></text:p>
            </text:list-item>
            <text:list-item>
              <text:p text:style-name="P14">192.168.205.13: <text:span text:style-name="T31">11000000.10101000.11001101.00001101</text:span></text:p>
            </text:list-item>
            <text:list-item>
              <text:p text:style-name="P12">255.255.255.0: <text:span text:style-name="T30">11111111.11111111.11111111.00000000</text:span></text:p>
            </text:list-item>
            <text:list-item>
              <text:p text:style-name="P15">255.255.0.0: <text:span text:style-name="T30">11111111.11111111.00000000.00000000</text:span></text:p>
            </text:list-item>
            <text:list-item>
              <text:p text:style-name="P16">192.168.1.211: <text:span text:style-name="T30">11000000.10101000.</text:span><text:span text:style-name="T31">00000001.11010011</text:span></text:p>
            </text:list-item>
            <text:list-item>
              <text:p text:style-name="P16">192.168.1.212: <text:span text:style-name="T30">11000000.10101000.</text:span><text:span text:style-name="T31">00000001.11010100</text:span></text:p>
            </text:list-item>
            <text:list-item>
              <text:p text:style-name="P12">127.0.0.0: <text:span text:style-name="T31">01111111.</text:span><text:span text:style-name="T33">00000000.00000000.00000000</text:span></text:p>
            </text:list-item>
            <text:list-item>
              <text:p text:style-name="P16">12.12.12.6: <text:span text:style-name="T31">00001100.00001100.00001100.00000110</text:span></text:p>
            </text:list-item>
            <text:list-item>
              <text:p text:style-name="P12">69.51.2.181: 1000101.110011.<text:span text:style-name="T31">00000010.10110101</text:span></text:p>
              <text:p text:style-name="P12"/>
            </text:list-item>
          </text:list>
        </text:list-item>
        <text:list-item>
          <text:p text:style-name="P7">Cada tarxeta de rede ten unha dirección MAC que as identifica mundialmente formada por 6 pares de bytes separadas polos dous puntos. Por exemplo: 08:00:27:3F:20:15. Podes coñecer a MAC da túa tarxeta de rede iniciando unha ventá de DOS (INICIO-&gt; cmd) e tecleando “ipconfig /all”. Busca a parte que pon dirección física (en vez de separados por “:” Windows o mostre separados por guións (-). </text:p>
          <text:p text:style-name="P19">Se estás en Linux podes teclear “ip address” </text:p>
          <text:p text:style-name="P19">A miña MAC: 98-28-A6-18-5F-18 : 100110000010100010100110000110000101111100011000 <text:s/></text:p>
          <text:p text:style-name="P7">Transforma <text:span text:style-name="T28">tamén </text:span>a binario as seguintes direccións MAC:</text:p>
          <text:list>
            <text:list-item>
              <text:p text:style-name="P8">08:00:27:3F:20:15: 10000000000000100111001111110010000000010101</text:p>
            </text:list-item>
            <text:list-item>
              <text:p text:style-name="P8">08:00:27:00:E4:7D: 10000000000000100111000000001110010001111101</text:p>
            </text:list-item>
            <text:list-item>
              <text:p text:style-name="P8">E0:69:95:4F:27:F7: 111000000110100110010101010011110010011111110111</text:p>
            </text:list-item>
            <text:list-item>
              <text:p text:style-name="P8">Busca dúas direccións MAC por internet e pásaas a binario.</text:p>
            </text:list-item>
          </text:list>
        </text:list-item>
      </text:list>
      <text:p text:style-name="P2">00:25:96:12:34:56 : 10010110010110000100100011010001010110</text:p>
      <text:p text:style-name="P2">01:00:5f:ab:cc:de : 10000000001011111101010111100110011011110</text:p>
      <text:p text:style-name="P2"/>
      <text:p text:style-name="P2"/>
      <text:p text:style-name="P2"/>
      <text:list xml:id="list2410139909" text:style-name="L2">
        <text:list-item>
          <text:p text:style-name="P24">Realiza as seguintes conversións de octal a binario.</text:p>
          <text:list>
            <text:list-item>
              <text:p text:style-name="P20"><text:span text:style-name="T18">7</text:span><text:span text:style-name="T23">8 <text:s/></text:span><text:span text:style-name="T18">= </text:span><text:span text:style-name="T21">111</text:span></text:p>
            </text:list-item>
            <text:list-item>
              <text:p text:style-name="P20"><text:span text:style-name="T18">15</text:span><text:span text:style-name="T23">8 <text:s/></text:span><text:span text:style-name="T18">= </text:span><text:span text:style-name="T21">1101</text:span></text:p>
            </text:list-item>
            <text:list-item>
              <text:p text:style-name="P20"><text:span text:style-name="T18">221</text:span><text:span text:style-name="T23">8 <text:s/></text:span><text:span text:style-name="T18">= 10010001</text:span></text:p>
            </text:list-item>
            <text:list-item>
              <text:p text:style-name="P34"><text:span text:style-name="T6">1776</text:span><text:span text:style-name="T25">8 <text:s/></text:span><text:span text:style-name="T6">= 1111111110</text:span></text:p>
            </text:list-item>
            <text:list-item>
              <text:p text:style-name="P34"><text:span text:style-name="T6">1024</text:span><text:span text:style-name="T25">8 <text:s/></text:span><text:span text:style-name="T6">= 1000010100</text:span></text:p>
            </text:list-item>
          </text:list>
        </text:list-item>
        <text:list-item>
          <text:p text:style-name="P29">Fai as seguintes sumas de números binarios (comproba que os resultados coinciden se sumases en decimal):</text:p>
          <text:list>
            <text:list-item>
              <text:p text:style-name="P9">110 + 001 = <text:span text:style-name="T31">111</text:span> </text:p>
            </text:list-item>
            <text:list-item>
              <text:p text:style-name="P9">1010 + 01 = <text:span text:style-name="T31">1011</text:span></text:p>
            </text:list-item>
            <text:list-item>
              <text:p text:style-name="P9">111011 + 110 = <text:span text:style-name="T33">1000001</text:span></text:p>
            </text:list-item>
            <text:list-item>
              <text:p text:style-name="P9">101010 + 1111 = <text:s/><text:span text:style-name="T33">111001</text:span></text:p>
            </text:list-item>
            <text:list-item>
              <text:p text:style-name="P9">100111 + 1111 = 110110</text:p>
            </text:list-item>
            <text:list-item>
              <text:p text:style-name="P9">11100 + 11011 = <text:s/><text:span text:style-name="T33">110111</text:span></text:p>
            </text:list-item>
            <text:list-item>
              <text:p text:style-name="P11">11111111 + 1 = 1<text:span text:style-name="T31">00000000</text:span></text:p>
            </text:list-item>
            <text:list-item>
              <text:p text:style-name="P9">1101010 + 11111 = 1111001</text:p>
              <text:p text:style-name="P9"/>
            </text:list-item>
          </text:list>
        </text:list-item>
        <text:list-item>
          <text:p text:style-name="P10">Conv<text:span text:style-name="T27">e</text:span>rte do sistema decimal ao binario os seguintes números:</text:p>
          <text:list>
            <text:list-item>
              <text:p text:style-name="P17">15<text:span text:style-name="T22">10 </text:span><text:span text:style-name="T10">= </text:span><text:span text:style-name="T14">1111</text:span></text:p>
            </text:list-item>
            <text:list-item>
              <text:p text:style-name="P31"><text:span text:style-name="T3">80</text:span><text:span text:style-name="T24">10 </text:span><text:span text:style-name="T11">= 1010000</text:span></text:p>
            </text:list-item>
            <text:list-item>
              <text:p text:style-name="P31"><text:span text:style-name="T3">100</text:span><text:span text:style-name="T24">10 </text:span><text:span text:style-name="T11">= </text:span><text:span text:style-name="T13">1100100</text:span></text:p>
            </text:list-item>
            <text:list-item>
              <text:p text:style-name="P31"><text:span text:style-name="T3">1024</text:span><text:span text:style-name="T24">10 </text:span><text:span text:style-name="T11">= 10000000000</text:span></text:p>
            </text:list-item>
            <text:list-item>
              <text:p text:style-name="P31"><text:span text:style-name="T3">37</text:span><text:span text:style-name="T24">10 </text:span><text:span text:style-name="T11">= 100101</text:span></text:p>
            </text:list-item>
            <text:list-item>
              <text:p text:style-name="P31"><text:span text:style-name="T3">11</text:span><text:span text:style-name="T24">10 </text:span><text:span text:style-name="T11">= </text:span><text:span text:style-name="T12">1011</text:span></text:p>
            </text:list-item>
            <text:list-item>
              <text:p text:style-name="P31"><text:span text:style-name="T3">210</text:span><text:span text:style-name="T24">10 </text:span><text:span text:style-name="T11">= 11010010</text:span></text:p>
              <text:p text:style-name="P17"/>
            </text:list-item>
          </text:list>
        </text:list-item>
        <text:list-item>
          <text:p text:style-name="P25">Realiza as seguintes conversións de binario a decimal.</text:p>
          <text:list>
            <text:list-item>
              <text:p text:style-name="P20"><text:span text:style-name="T18">11</text:span><text:span text:style-name="T23">2 </text:span><text:span text:style-name="T18">= </text:span><text:span text:style-name="T19">3</text:span></text:p>
            </text:list-item>
            <text:list-item>
              <text:p text:style-name="P20"><text:span text:style-name="T18">101</text:span><text:span text:style-name="T23">2 </text:span><text:span text:style-name="T18">= </text:span><text:span text:style-name="T19">5</text:span></text:p>
            </text:list-item>
            <text:list-item>
              <text:p text:style-name="P20"><text:span text:style-name="T18">1001</text:span><text:span text:style-name="T23">2 </text:span><text:span text:style-name="T18">= </text:span><text:span text:style-name="T19">9</text:span></text:p>
            </text:list-item>
            <text:list-item>
              <text:p text:style-name="P20"><text:span text:style-name="T18">10 1000,1</text:span><text:span text:style-name="T23">2 </text:span><text:span text:style-name="T18">= 40,</text:span><text:span text:style-name="T21">1</text:span></text:p>
            </text:list-item>
            <text:list-item>
              <text:p text:style-name="P25">11 0000,01<text:span text:style-name="T22">2 </text:span>=48,<text:span text:style-name="T33">0</text:span><text:span text:style-name="T34">1</text:span></text:p>
              <text:p text:style-name="P25"/>
            </text:list-item>
          </text:list>
        </text:list-item>
        <text:list-item>
          <text:p text:style-name="P10"><text:soft-page-break/>Completa a seguinte táboa:</text:p>
        </text:list-item>
      </text:list>
      <text:p text:style-name="P3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6">Decimal</text:p>
          </table:table-cell>
          <table:table-cell table:style-name="Tabla2.A1" office:value-type="string">
            <text:p text:style-name="P6">Binario</text:p>
          </table:table-cell>
          <table:table-cell table:style-name="Tabla2.A1" office:value-type="string">
            <text:p text:style-name="P6">Hexadecimal</text:p>
          </table:table-cell>
        </table:table-row>
        <table:table-row table:style-name="Tabla2.1">
          <table:table-cell table:style-name="Tabla2.A7" office:value-type="string">
            <text:p text:style-name="P4">10</text:p>
          </table:table-cell>
          <table:table-cell table:style-name="Tabla2.B7" office:value-type="string">
            <text:p text:style-name="P26">2</text:p>
          </table:table-cell>
          <table:table-cell table:style-name="Tabla2.C7" office:value-type="string">
            <text:p text:style-name="P26">0002</text:p>
          </table:table-cell>
        </table:table-row>
        <table:table-row table:style-name="Tabla2.1">
          <table:table-cell table:style-name="Tabla2.A7" office:value-type="string">
            <text:p text:style-name="P26">12</text:p>
          </table:table-cell>
          <table:table-cell table:style-name="Tabla2.B7" office:value-type="string">
            <text:p text:style-name="P4">1100</text:p>
          </table:table-cell>
          <table:table-cell table:style-name="Tabla2.C7" office:value-type="string">
            <text:p text:style-name="P26">C</text:p>
          </table:table-cell>
        </table:table-row>
        <table:table-row table:style-name="Tabla2.1">
          <table:table-cell table:style-name="Tabla2.A7" office:value-type="string">
            <text:p text:style-name="P26">14</text:p>
          </table:table-cell>
          <table:table-cell table:style-name="Tabla2.B7" office:value-type="string">
            <text:p text:style-name="P26">1110</text:p>
          </table:table-cell>
          <table:table-cell table:style-name="Tabla2.C7" office:value-type="string">
            <text:p text:style-name="P4">E</text:p>
          </table:table-cell>
        </table:table-row>
        <table:table-row table:style-name="Tabla2.1">
          <table:table-cell table:style-name="Tabla2.A7" office:value-type="string">
            <text:p text:style-name="P4">18</text:p>
          </table:table-cell>
          <table:table-cell table:style-name="Tabla2.B7" office:value-type="string">
            <text:p text:style-name="P26">10010</text:p>
          </table:table-cell>
          <table:table-cell table:style-name="Tabla2.C7" office:value-type="string">
            <text:p text:style-name="P4">12</text:p>
          </table:table-cell>
        </table:table-row>
        <table:table-row table:style-name="Tabla2.1">
          <table:table-cell table:style-name="Tabla2.A7" office:value-type="string">
            <text:p text:style-name="P26">21</text:p>
          </table:table-cell>
          <table:table-cell table:style-name="Tabla2.B7" office:value-type="string">
            <text:p text:style-name="P4">10101</text:p>
          </table:table-cell>
          <table:table-cell table:style-name="Tabla2.C7" office:value-type="string">
            <text:p text:style-name="P27">15</text:p>
          </table:table-cell>
        </table:table-row>
        <table:table-row table:style-name="Tabla2.1">
          <table:table-cell table:style-name="Tabla2.A7" office:value-type="string">
            <text:p text:style-name="P4">2748</text:p>
          </table:table-cell>
          <table:table-cell table:style-name="Tabla2.B7" office:value-type="string">
            <text:p text:style-name="P27">101010111100</text:p>
          </table:table-cell>
          <table:table-cell table:style-name="Tabla2.C7" office:value-type="string">
            <text:p text:style-name="P4">ABC</text:p>
          </table:table-cell>
        </table:table-row>
      </table:table>
      <text:p text:style-name="P3"/>
      <text:list xml:id="list211324132716564" text:continue-numbering="true" text:style-name="L2">
        <text:list-item>
          <text:p text:style-name="P25">Realiza as seguintes conversións de binario a octal.</text:p>
          <text:list>
            <text:list-item>
              <text:p text:style-name="P21"><text:span text:style-name="T18">111</text:span><text:span text:style-name="T23">2 </text:span><text:span text:style-name="T18"><text:s/>= </text:span><text:span text:style-name="T20">7</text:span></text:p>
            </text:list-item>
            <text:list-item>
              <text:p text:style-name="P20"><text:span text:style-name="T18">1101</text:span><text:span text:style-name="T23">2 <text:s/></text:span><text:span text:style-name="T18">=</text:span><text:span text:style-name="T20">15</text:span></text:p>
            </text:list-item>
            <text:list-item>
              <text:p text:style-name="P22"><text:span text:style-name="T18">10101</text:span><text:span text:style-name="T23">2 <text:s/></text:span><text:span text:style-name="T18">= </text:span><text:span text:style-name="T20">25</text:span></text:p>
            </text:list-item>
            <text:list-item>
              <text:p text:style-name="P32"><text:span text:style-name="T7">1000</text:span><text:span text:style-name="T26">2 <text:s/></text:span><text:span text:style-name="T7">= </text:span><text:span text:style-name="T9">10</text:span></text:p>
              <text:p text:style-name="P17"/>
            </text:list-item>
          </text:list>
        </text:list-item>
        <text:list-item>
          <text:p text:style-name="P25">Realiza as seguintes conversións a decimal:</text:p>
          <text:list>
            <text:list-item>
              <text:p text:style-name="P20"><text:span text:style-name="T18">A</text:span><text:span text:style-name="T23">16</text:span><text:span text:style-name="T18"> <text:s/>= </text:span><text:span text:style-name="T19">1010 </text:span><text:span text:style-name="T20">= 10</text:span></text:p>
            </text:list-item>
            <text:list-item>
              <text:p text:style-name="P20"><text:span text:style-name="T18">20</text:span><text:span text:style-name="T23">16</text:span><text:span text:style-name="T18"> <text:s/>= </text:span><text:span text:style-name="T19">00</text:span><text:span text:style-name="T20">10</text:span><text:span text:style-name="T19"> 0000 </text:span><text:span text:style-name="T20">= 32</text:span></text:p>
            </text:list-item>
            <text:list-item>
              <text:p text:style-name="P20"><text:span text:style-name="T18">D4</text:span><text:span text:style-name="T23">16</text:span><text:span text:style-name="T18"> = </text:span><text:span text:style-name="T19">1101 0</text:span><text:span text:style-name="T20">100 = 212</text:span></text:p>
            </text:list-item>
            <text:list-item>
              <text:p text:style-name="P20"><text:span text:style-name="T18">3ED4</text:span><text:span text:style-name="T23">16</text:span><text:span text:style-name="T18"> = </text:span><text:span text:style-name="T19">00</text:span><text:span text:style-name="T20">11</text:span><text:span text:style-name="T19"> 1110 1101 0</text:span><text:span text:style-name="T20">100 = 16.084</text:span></text:p>
            </text:list-item>
            <text:list-item>
              <text:p text:style-name="P25">FFFF<text:span text:style-name="T22">16</text:span> <text:s/>= <text:span text:style-name="T31">1111 1111 1111 1111 </text:span><text:span text:style-name="T32">= 65.535</text:span></text:p>
            </text:list-item>
            <text:list-item>
              <text:p text:style-name="P33"><text:span text:style-name="T7">A0B1</text:span><text:span text:style-name="T26">16</text:span><text:span text:style-name="T7"> <text:s/>= </text:span><text:span text:style-name="T8">1010 0000 1011 0001 </text:span><text:span text:style-name="T9">= 41.137</text:span></text:p>
            </text:list-item>
          </text:list>
          <text:p text:style-name="P25"/>
        </text:list-item>
        <text:list-item>
          <text:p text:style-name="P25">Realiza as seguintes conversións a octal:</text:p>
          <text:list>
            <text:list-item>
              <text:p text:style-name="P20"><text:span text:style-name="T18">A</text:span><text:span text:style-name="T23">16</text:span><text:span text:style-name="T18"> <text:s/>= 12</text:span></text:p>
            </text:list-item>
            <text:list-item>
              <text:p text:style-name="P20"><text:span text:style-name="T18">20</text:span><text:span text:style-name="T23">16</text:span><text:span text:style-name="T18"> <text:s/>= </text:span><text:span text:style-name="T20">40</text:span></text:p>
            </text:list-item>
            <text:list-item>
              <text:p text:style-name="P20"><text:span text:style-name="T18">D4</text:span><text:span text:style-name="T23">16</text:span><text:span text:style-name="T18"> = 324</text:span></text:p>
            </text:list-item>
            <text:list-item>
              <text:p text:style-name="P23"><text:span text:style-name="T18">3ED4</text:span><text:span text:style-name="T23">16</text:span><text:span text:style-name="T18"> = 37324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gl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gl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justify" style:justify-single-word="false">
        <style:tab-stops>
          <style:tab-stop style:position="0.503cm"/>
          <style:tab-stop style:position="11.906cm"/>
        </style:tab-stops>
      </style:paragraph-properties>
    </style:style>
    <style:style style:name="MT1" style:family="text">
      <style:text-properties fo:font-size="9pt" fo:font-style="italic" fo:font-weight="normal" officeooo:rsid="001e8e8f" style:font-size-asian="9pt" style:font-style-asian="italic" style:font-weight-asian="normal" style:font-size-complex="9pt" style:font-style-complex="italic" style:font-weight-complex="normal"/>
    </style:style>
    <style:style style:name="MT2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MT3" style:family="text"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page-layout style:name="Mpm1">
      <style:page-layout-properties fo:page-width="21.001cm" fo:page-height="29.7cm" style:num-format="1" style:print-orientation="portrait" fo:margin-top="1.72cm" fo:margin-bottom="2cm" fo:margin-left="0.947cm" fo:margin-right="1.39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UD1.- Caracterización de redes</text:span><text:span text:style-name="MT2"> <text:s text:c="3"/><text:tab/><text:tab/></text:span><text:span text:style-name="MT3">Planificación e administración de redes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1-09-26T23:39:07.74</meta:creation-date>
    <dc:date>2022-09-19T21:13:21.915000000</dc:date>
    <meta:editing-duration>PT5H52M18S</meta:editing-duration>
    <meta:editing-cycles>29</meta:editing-cycles>
    <meta:generator>LibreOffice/7.2.6.2$Windows_X86_64 LibreOffice_project/b0ec3a565991f7569a5a7f5d24fed7f52653d754</meta:generator>
    <meta:print-date>2011-09-27T10:11:12.02</meta:print-date>
    <meta:document-statistic meta:table-count="1" meta:image-count="0" meta:object-count="0" meta:page-count="4" meta:paragraph-count="121" meta:word-count="601" meta:character-count="3825" meta:non-whitespace-character-count="3308"/>
  </office:meta>
</office:document-meta>
</file>